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0:30:53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8" meta:character-count="681" meta:non-whitespace-character-count="593"/>
  </office:meta>
</office:document-meta>
</file>